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mocratic vote</text:p>
          </table:table-cell>
          <table:table-cell table:style-name="Default" office:value-type="string" calcext:value-type="string">
            <text:p>Grover Cleveland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532" calcext:value-type="percentage">
            <text:p>53.2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596" calcext:value-type="percentage">
            <text:p>59.6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543" calcext:value-type="percentage">
            <text:p>54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63" calcext:value-type="percentage">
            <text:p>63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percentage" office:value="0.653" calcext:value-type="percentage">
            <text:p>65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percentage" office:value="0.335" calcext:value-type="percentage">
            <text:p>33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percentage" office:value="0.332" calcext:value-type="percentage">
            <text:p>33.2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percentage" office:value="0.455" calcext:value-type="percentage">
            <text:p>45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percentage" office:value="0.532" calcext:value-type="percentage">
            <text:p>53.2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percentage" office:value="0.646" calcext:value-type="percentage">
            <text:p>64.6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percentage" office:value="0.509" calcext:value-type="percentage">
            <text:p>50.9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percentage" office:value="0.51" calcext:value-type="percentage">
            <text:p>51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percentage" office:value="0.572" calcext:value-type="percentage">
            <text:p>57.2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percentage" office:value="0.403" calcext:value-type="percentage">
            <text:p>40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percentage" office:value="0.381" calcext:value-type="percentage">
            <text:p>38.1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percentage" office:value="0.44" calcext:value-type="percentage">
            <text:p>44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percentage" office:value="0.447" calcext:value-type="percentage">
            <text:p>44.7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percentage" office:value="0.4961" calcext:value-type="percentage">
            <text:p>49.6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percentage" office:value="0.4232" calcext:value-type="percentage">
            <text:p>42.3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percentage" office:value="0.4308" calcext:value-type="percentage">
            <text:p>43.08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percentage" office:value="0.364" calcext:value-type="percentage">
            <text:p>36.4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percentage" office:value="0.5038" calcext:value-type="percentage">
            <text:p>50.38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percentage" office:value="0.5359" calcext:value-type="percentage">
            <text:p>53.5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percentage" office:value="0.5801" calcext:value-type="percentage">
            <text:p>58.0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percentage" office:value="0.5669" calcext:value-type="percentage">
            <text:p>56.6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percentage" office:value="0.5649" calcext:value-type="percentage">
            <text:p>56.4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percentage" office:value="0.4896" calcext:value-type="percentage">
            <text:p>48.9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percentage" office:value="0.533" calcext:value-type="percentage">
            <text:p>53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percentage" office:value="0.4996" calcext:value-type="percentage">
            <text:p>49.9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percentage" office:value="0.5522" calcext:value-type="percentage">
            <text:p>55.2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percentage" office:value="0.4382" calcext:value-type="percentage">
            <text:p>43.8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percentage" office:value="0.4736" calcext:value-type="percentage">
            <text:p>47.3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percentage" office:value="0.4227" calcext:value-type="percentage">
            <text:p>42.27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percentage" office:value="0.3759" calcext:value-type="percentage">
            <text:p>37.5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percentage" office:value="0.4769" calcext:value-type="percentage">
            <text:p>47.6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percentage" office:value="0.48" calcext:value-type="percentage">
            <text:p>48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percentage" office:value="0.4484" calcext:value-type="percentage">
            <text:p>44.8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percentage" office:value="0.4662" calcext:value-type="percentage">
            <text:p>46.6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percentage" office:value="0.4529" calcext:value-type="percentage">
            <text:p>45.2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percentage" office:value="0.4809" calcext:value-type="percentage">
            <text:p>48.0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percentage" office:value="0.448" calcext:value-type="percentage">
            <text:p>44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percentage" office:value="0.477" calcext:value-type="percentage">
            <text:p>47.7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percentage" office:value="0.4033" calcext:value-type="percentage">
            <text:p>40.3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percentage" office:value="0.4079" calcext:value-type="percentage">
            <text:p>40.7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percentage" office:value="0.5013" calcext:value-type="percentage">
            <text:p>50.1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percentage" office:value="0.4945" calcext:value-type="percentage">
            <text:p>49.45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percentage" office:value="0.4893" calcext:value-type="percentage">
            <text:p>48.9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percentage" office:value="0.5847" calcext:value-type="percentage">
            <text:p>58.47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percentage" office:value="0.4191" calcext:value-type="percentage">
            <text:p>41.9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percentage" office:value="0.5126" calcext:value-type="percentage">
            <text:p>51.2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percentage" office:value="0.5243" calcext:value-type="percentage">
            <text:p>52.4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percentage" office:value="0.4681" calcext:value-type="percentage">
            <text:p>46.8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percentage" office:value="0.5216" calcext:value-type="percentage">
            <text:p>52.1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percentage" office:value="0.5164" calcext:value-type="percentage">
            <text:p>51.6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percentage" office:value="0.4943" calcext:value-type="percentage">
            <text:p>49.4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percentage" office:value="0.4904" calcext:value-type="percentage">
            <text:p>49.0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percentage" office:value="0.5089" calcext:value-type="percentage">
            <text:p>50.8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percentage" office:value="0.438" calcext:value-type="percentage">
            <text:p>43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percentage" office:value="0.4229" calcext:value-type="percentage">
            <text:p>42.29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percentage" office:value="0.3344" calcext:value-type="percentage">
            <text:p>33.4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percentage" office:value="0.3332" calcext:value-type="percentage">
            <text:p>33.3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percentage" office:value="0.5031" calcext:value-type="percentage">
            <text:p>50.3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percentage" office:value="0.4958" calcext:value-type="percentage">
            <text:p>49.58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percentage" office:value="0.254" calcext:value-type="percentage">
            <text:p>25.4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percentage" office:value="0.4621" calcext:value-type="percentage">
            <text:p>46.2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percentage" office:value="0.495" calcext:value-type="percentage">
            <text:p>49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percentage" office:value="0.5183" calcext:value-type="percentage">
            <text:p>51.83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percentage" office:value="0.491" calcext:value-type="percentage">
            <text:p>49.1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percentage" office:value="0.4861" calcext:value-type="percentage">
            <text:p>48.6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percentage" office:value="0.5424" calcext:value-type="percentage">
            <text:p>54.2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percentage" office:value="0.5184" calcext:value-type="percentage">
            <text:p>51.84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percentage" office:value="0.5151" calcext:value-type="percentage">
            <text:p>51.5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percentage" office:value="0.5122" calcext:value-type="percentage">
            <text:p>51.22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percentage" office:value="0.4946" calcext:value-type="percentage">
            <text:p>49.46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overnor of New York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percentage" office:value="0.555" calcext:value-type="percentage">
            <text:p>55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percentage" office:value="0.542" calcext:value-type="percentage">
            <text:p>54.2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percentage" office:value="0.508" calcext:value-type="percentage">
            <text:p>50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percentage" office:value="0.468" calcext:value-type="percentage">
            <text:p>46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percentage" office:value="0.495" calcext:value-type="percentage">
            <text:p>49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percentage" office:value="0.425" calcext:value-type="percentage">
            <text:p>42.5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percentage" office:value="0.508" calcext:value-type="percentage">
            <text:p>50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percentage" office:value="0.453" calcext:value-type="percentage">
            <text:p>45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percentage" office:value="0.33" calcext:value-type="percentage">
            <text:p>33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percentage" office:value="0.45" calcext:value-type="percentage">
            <text:p>45.0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percentage" office:value="0.473" calcext:value-type="percentage">
            <text:p>47.3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percentage" office:value="0.438" calcext:value-type="percentage">
            <text:p>43.8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percentage" office:value="0.509" calcext:value-type="percentage">
            <text:p>50.90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percentage" office:value="0.4821" calcext:value-type="percentage">
            <text:p>48.21%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percentage" office:value="0.488" calcext:value-type="percentage">
            <text:p>48.8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percentage" office:value="0.486" calcext:value-type="percentage">
            <text:p>48.6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esident of the United States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percentage" office:value="0.462" calcext:value-type="percentage">
            <text:p>46.2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esident of the United St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6:00:19.496000000</meta:creation-date>
    <dc:date>2023-03-02T17:11:37.901000000</dc:date>
    <meta:editing-duration>PT1H11M19S</meta:editing-duration>
    <meta:editing-cycles>1</meta:editing-cycles>
    <meta:document-statistic meta:table-count="1" meta:cell-count="368" meta:object-count="0"/>
    <meta:generator>LibreOffice/7.4.5.1$Windows_X86_64 LibreOffice_project/9c0871452b3918c1019dde9bfac75448afc4b57f</meta:generator>
  </office:meta>
</office:document-meta>
</file>